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80000001F6D42A5333317BEFA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imes" svg:font-family="Times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Content Placeholder 4" draw:style-name="gr1" draw:text-style-name="P1" draw:layer="layout" svg:width="28.748cm" svg:height="8.672cm" svg:x="0.501cm" svg:y="0.549cm">
          <draw:image xlink:href="Pictures/1000000100000680000001F6D42A5333317BEFA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imes" svg:font-family="Time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9.75cm" fo:page-height="9.7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09-13T15:02:56.369032431</dc:date>
    <meta:editing-duration>PT4H55M27S</meta:editing-duration>
    <meta:editing-cycles>15</meta:editing-cycles>
    <meta:generator>LibreOffice/7.4.0.3$Linux_X86_64 LibreOffice_project/40$Build-3</meta:generator>
    <meta:document-statistic meta:object-count="1"/>
  </office:meta>
</office:document-meta>
</file>